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10" style:family="table-cell" style:parent-style-name="Heading_20_1">
      <style:table-cell-properties fo:background-color="#c254d2"/>
    </style:style>
    <style:style style:name="ce11" style:family="table-cell" style:parent-style-name="Default">
      <style:table-cell-properties fo:background-color="#c254d2"/>
    </style:style>
    <style:style style:name="ce12" style:family="table-cell" style:parent-style-name="Heading_20_2">
      <style:table-cell-properties fo:background-color="#c254d2"/>
      <style:text-properties style:font-size-asian="12pt" style:font-size-complex="12pt"/>
    </style:style>
    <style:style style:name="ce13" style:family="table-cell" style:parent-style-name="Heading_20_1">
      <style:table-cell-properties fo:background-color="#00a0fc"/>
    </style:style>
    <style:style style:name="ce14" style:family="table-cell" style:parent-style-name="Default">
      <style:table-cell-properties fo:background-color="#00a0fc"/>
    </style:style>
    <style:style style:name="ce15" style:family="table-cell" style:parent-style-name="Heading_20_2">
      <style:table-cell-properties fo:background-color="#00a0fc"/>
      <style:text-properties style:font-size-asian="12pt" style:font-size-complex="12pt"/>
    </style:style>
    <style:style style:name="ce16" style:family="table-cell" style:parent-style-name="Heading_20_1">
      <style:table-cell-properties fo:background-color="#43c330"/>
    </style:style>
    <style:style style:name="ce17" style:family="table-cell" style:parent-style-name="Heading_20_2">
      <style:table-cell-properties fo:background-color="#43c330"/>
      <style:text-properties style:font-size-asian="12pt" style:font-size-complex="12pt"/>
    </style:style>
    <style:style style:name="ce18" style:family="table-cell" style:parent-style-name="Heading_20_2">
      <style:table-cell-properties fo:background-color="#43c330"/>
    </style:style>
    <style:style style:name="ce19" style:family="table-cell" style:parent-style-name="Default">
      <style:table-cell-properties fo:background-color="#43c330"/>
    </style:style>
    <style:style style:name="ce20" style:family="table-cell" style:parent-style-name="Default">
      <style:table-cell-properties fo:background-color="#fde9a9"/>
    </style:style>
    <style:style style:name="ce21" style:family="table-cell" style:parent-style-name="Heading_20_2">
      <style:table-cell-properties fo:background-color="#fde9a9"/>
      <style:text-properties style:font-size-asian="12pt" style:font-size-complex="12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11"/>
        <table:table-column table:style-name="co1" table:default-cell-style-name="ce14"/>
        <table:table-column table:style-name="co1" table:default-cell-style-name="ce19"/>
        <table:table-column table:style-name="co1" table:default-cell-style-name="ce20"/>
        <table:table-column table:style-name="co1" table:number-columns-repeated="52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number-columns-repeated="4"/>
          <table:table-cell table:style-name="Heading_20_1" table:number-columns-repeated="3"/>
          <table:table-cell table:style-name="ce10" office:value-type="string" calcext:value-type="string">
            <text:p>Inhalt</text:p>
          </table:table-cell>
          <table:table-cell table:style-name="ce13"/>
          <table:table-cell table:style-name="ce16"/>
          <table:table-cell/>
          <table:table-cell table:style-name="Heading_20_1" table:number-columns-repeated="2"/>
          <table:table-cell/>
          <table:table-cell table:style-name="Heading_20_1" table:number-columns-repeated="49"/>
        </table:table-row>
        <table:table-row table:style-name="ro2">
          <table:table-cell table:number-columns-repeated="10"/>
          <table:table-cell table:style-name="ce17"/>
          <table:table-cell table:style-name="ce21" office:value-type="string" calcext:value-type="string">
            <text:p>Technik</text:p>
          </table:table-cell>
          <table:table-cell/>
          <table:table-cell table:style-name="Heading_20_2"/>
          <table:table-cell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46"/>
        </table:table-row>
        <table:table-row table:style-name="ro2">
          <table:table-cell office:value-type="string" calcext:value-type="string">
            <text:p>Modelname</text:p>
          </table:table-cell>
          <table:table-cell office:value-type="string" calcext:value-type="string">
            <text:p>Nummer </text:p>
          </table:table-cell>
          <table:table-cell office:value-type="string" calcext:value-type="string">
            <text:p>Seitenzahl</text:p>
          </table:table-cell>
          <table:table-cell office:value-type="string" calcext:value-type="string">
            <text:p>Design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ce12" office:value-type="string" calcext:value-type="string">
            <text:p>Material</text:p>
          </table:table-cell>
          <table:table-cell table:style-name="ce15" office:value-type="string" calcext:value-type="string">
            <text:p>Form</text:p>
          </table:table-cell>
          <table:table-cell table:style-name="ce18" office:value-type="string" calcext:value-type="string">
            <text:p>Art und Weise</text:p>
          </table:table-cell>
          <table:table-cell/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/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2"/>
        </table:table-row>
        <table:table-row table:style-name="ro3"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7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häkeltes Leiblichen für Reformkleidung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/>
          <table:table-cell office:value-type="string" calcext:value-type="string">
            <text:p>NP 10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35" calcext:value-type="float">
            <text:p>9523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55" calcext:value-type="float">
            <text:p>95255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/>
          <table:table-cell office:value-type="string" calcext:value-type="string">
            <text:p>K603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table:number-columns-repeated="2"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Flächen, Hüllen und Körper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Garn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Kumiko Sudo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Handnähe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elna</text:p>
          </table:table-cell>
          <table:table-cell office:value-type="string" calcext:value-type="string">
            <text:p>Flyer</text:p>
          </table:table-cell>
          <table:table-cell office:value-type="string" calcext:value-type="string">
            <text:p>KreativZeit</text:p>
          </table:table-cell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exagon, Raute &amp; Co</text:p>
          </table:table-cell>
          <table:table-cell table:number-columns-repeated="3"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Wandbehang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Patron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Quilt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Bea Galler</text:p>
          </table:table-cell>
          <table:table-cell office:value-type="string" calcext:value-type="string">
            <text:p>Blatt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atc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schenke Verpacken auf japanisch</text:p>
          </table:table-cell>
          <table:table-cell table:number-columns-repeated="3"/>
          <table:table-cell office:value-type="string" calcext:value-type="string">
            <text:p>Flyer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der creativmark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50/8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46-0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0335" calcext:value-type="float">
            <text:p>9033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90-0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32-46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8448" calcext:value-type="float">
            <text:p>844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/>
          <table:table-cell office:value-type="string" calcext:value-type="string">
            <text:p>M739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0051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4">
          <table:table-cell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48/8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6/200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3/200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37/8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075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table:number-columns-repeated="4"/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21/88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3/201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6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8-44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ummy and me</text:p>
          </table:table-cell>
          <table:table-cell table:number-columns-repeated="3"/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 office:value-type="string" calcext:value-type="string">
            <text:p>Mumms-Welt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 table:number-columns-repeated="2"/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69" calcext:value-type="float">
            <text:p>786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Schneidern</text:p>
          </table:table-cell>
          <table:table-cell office:value-type="string" calcext:value-type="string">
            <text:p>Anziehen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Armband mit Glasperlen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gehäkeltes Perlenarmband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 office:value-type="string" calcext:value-type="string">
            <text:p>couture, broderie, appliqué, tricot et perles</text:p>
          </table:table-cell>
          <table:table-cell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Punch Needel</text:p>
          </table:table-cell>
          <table:table-cell table:number-columns-repeated="3"/>
          <table:table-cell office:value-type="string" calcext:value-type="string">
            <text:p>Blatt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Nadel</text:p>
          </table:table-cell>
          <table:table-cell office:value-type="string" calcext:value-type="string">
            <text:p>Verschönerung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Zeug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Stoff</text:p>
          </table:table-cell>
          <table:table-cell office:value-type="string" calcext:value-type="string">
            <text:p>Deko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45"/>
        </table:table-row>
        <table:table-row table:style-name="ro3" table:number-rows-repeated="10483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Anleitungen.A4:Anleitungen.AMJ211" table:contains-header="false">
          <table:sort>
            <table:sort-by table:field-number="8" table:data-type="automatic"/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.00.0000</text:date>, <text:time style:data-style-name="N2" text:time-value="17:08:16.02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4-08-27T17:09:54.921000000</dc:date>
    <meta:editing-duration>P2DT11H50M47S</meta:editing-duration>
    <meta:editing-cycles>81</meta:editing-cycles>
    <meta:generator>LibreOffice/7.6.6.3$Windows_X86_64 LibreOffice_project/d97b2716a9a4a2ce1391dee1765565ea469b0ae7</meta:generator>
    <dc:creator>Juliane Bonenkamp</dc:creator>
    <meta:document-statistic meta:table-count="1" meta:cell-count="3263" meta:object-count="0"/>
  </office:meta>
</office:document-meta>
</file>